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2" style:family="table-cell" style:parent-style-name="Default" style:data-style-name="N11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KHv1-analysis" table:style-name="ta1">
        <table:shapes>
          <draw:frame draw:z-index="0" draw:style-name="gr1" draw:text-style-name="P1" svg:width="15.999cm" svg:height="8.999cm" svg:x="12.12cm" svg:y="2.208cm">
            <draw:object draw:notify-on-update-of-ranges="'OKHv1-analysis'.A2:'OKHv1-analysis'.A77 'OKHv1-analysis'.C1:'OKHv1-analysis'.C1 'OKHv1-analysis'.C2:'OKHv1-analysis'.C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246cm" svg:height="12.042cm" svg:x="11.782cm" svg:y="11.439cm">
            <draw:object draw:notify-on-update-of-ranges="'OKHv1-analysis'.A59:'OKHv1-analysis'.A77 'OKHv1-analysis'.C1:'OKHv1-analysis'.C1 'OKHv1-analysis'.C59:'OKHv1-analysis'.C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etadata field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percen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tenance-instructions.path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76" table:formula="of:=[.$B$2:.$B$77]/[.$E$2]" office:value-type="percentage" office:value="0.00255102040816327" calcext:value-type="percentage">
            <text:p>0,26 %</text:p>
          </table:table-cell>
          <table:table-cell table:style-name="ce13" office:value-type="string" calcext:value-type="string">
            <text:p>Parsed-files</text:p>
          </table:table-cell>
          <table:table-cell table:style-name="ce13" office:value-type="float" office:value="392" calcext:value-type="float">
            <text:p>392</text:p>
          </table:table-cell>
          <table:table-cell/>
          <table:table-cell table:style-name="ce14" office:value-type="string" calcext:value-type="string">
            <text:p>the top</text:p>
          </table:table-cell>
          <table:table-cell table:style-name="ce12" table:formula="of:=SUM([.$B$60:.$B$77])/SUM([.$B$2:.$B$77])" office:value-type="percentage" office:value="0.865430149960537" calcext:value-type="percentage">
            <text:p>86,54 %</text:p>
          </table:table-cell>
          <table:table-cell office:value-type="string" calcext:value-type="string">
            <text:p>in the red chart</text:p>
          </table:table-cell>
        </table:table-row>
        <table:table-row table:style-name="ro1">
          <table:table-cell office:value-type="string" calcext:value-type="string">
            <text:p>derivative-of.title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style-name="ce13" office:value-type="string" calcext:value-type="string">
            <text:p>all SDG from Appropedia</text:p>
          </table:table-cell>
          <table:table-cell table:style-name="ce13"/>
          <table:table-cell table:number-columns-repeated="4"/>
        </table:table-row>
        <table:table-row table:style-name="ro1">
          <table:table-cell office:value-type="string" calcext:value-type="string">
            <text:p>derivative-of.web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social.platform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social.user-handle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.title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.web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1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or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filiation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ing-instructions</text:p>
          </table:table-cell>
          <table:table-cell office:value-type="float" office:value="1" calcext:value-type="float">
            <text:p>1</text:p>
          </table:table-cell>
          <table:table-cell office:value-type="percentage" office:value="0.00255102040816327" calcext:value-type="percentage">
            <text:p>0,26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4 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facturing-files.path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facturing-files.title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ng-instructions.title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-list</text:p>
          </table:table-cell>
          <table:table-cell office:value-type="float" office:value="2" calcext:value-type="float">
            <text:p>2</text:p>
          </table:table-cell>
          <table:table-cell office:value-type="percentage" office:value="0.00510204081632653" calcext:value-type="percentage">
            <text:p>0,5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atics.path</text:p>
          </table:table-cell>
          <table:table-cell office:value-type="float" office:value="3" calcext:value-type="float">
            <text:p>3</text:p>
          </table:table-cell>
          <table:table-cell office:value-type="percentage" office:value="0.0076530612244898" calcext:value-type="percentage">
            <text:p>0,7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atics.title</text:p>
          </table:table-cell>
          <table:table-cell office:value-type="float" office:value="3" calcext:value-type="float">
            <text:p>3</text:p>
          </table:table-cell>
          <table:table-cell office:value-type="percentage" office:value="0.0076530612244898" calcext:value-type="percentage">
            <text:p>0,7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ng-instructions.path</text:p>
          </table:table-cell>
          <table:table-cell office:value-type="float" office:value="3" calcext:value-type="float">
            <text:p>3</text:p>
          </table:table-cell>
          <table:table-cell office:value-type="percentage" office:value="0.0076530612244898" calcext:value-type="percentage">
            <text:p>0,7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lth-safety-notice</text:p>
          </table:table-cell>
          <table:table-cell office:value-type="float" office:value="4" calcext:value-type="float">
            <text:p>4</text:p>
          </table:table-cell>
          <table:table-cell office:value-type="percentage" office:value="0.0102040816326531" calcext:value-type="percentage">
            <text:p>1,0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ivative-of</text:p>
          </table:table-cell>
          <table:table-cell office:value-type="float" office:value="5" calcext:value-type="float">
            <text:p>5</text:p>
          </table:table-cell>
          <table:table-cell office:value-type="percentage" office:value="0.0127551020408163" calcext:value-type="percentage">
            <text:p>1,28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7</text:p>
          </table:table-cell>
          <table:table-cell office:value-type="float" office:value="6" calcext:value-type="float">
            <text:p>6</text:p>
          </table:table-cell>
          <table:table-cell office:value-type="percentage" office:value="0.0153061224489796" calcext:value-type="percentage">
            <text:p>1,5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.title</text:p>
          </table:table-cell>
          <table:table-cell office:value-type="float" office:value="7" calcext:value-type="float">
            <text:p>7</text:p>
          </table:table-cell>
          <table:table-cell office:value-type="percentage" office:value="0.0178571428571429" calcext:value-type="percentage">
            <text:p>1,7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3</text:p>
          </table:table-cell>
          <table:table-cell office:value-type="float" office:value="7" calcext:value-type="float">
            <text:p>7</text:p>
          </table:table-cell>
          <table:table-cell office:value-type="percentage" office:value="0.0178571428571429" calcext:value-type="percentage">
            <text:p>1,7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ve-download</text:p>
          </table:table-cell>
          <table:table-cell office:value-type="float" office:value="7" calcext:value-type="float">
            <text:p>7</text:p>
          </table:table-cell>
          <table:table-cell office:value-type="percentage" office:value="0.0178571428571429" calcext:value-type="percentage">
            <text:p>1,7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-files.title</text:p>
          </table:table-cell>
          <table:table-cell office:value-type="float" office:value="8" calcext:value-type="float">
            <text:p>8</text:p>
          </table:table-cell>
          <table:table-cell office:value-type="percentage" office:value="0.0204081632653061" calcext:value-type="percentage">
            <text:p>2,0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4</text:p>
          </table:table-cell>
          <table:table-cell office:value-type="float" office:value="8" calcext:value-type="float">
            <text:p>8</text:p>
          </table:table-cell>
          <table:table-cell office:value-type="percentage" office:value="0.0204081632653061" calcext:value-type="percentage">
            <text:p>2,0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.path</text:p>
          </table:table-cell>
          <table:table-cell office:value-type="float" office:value="9" calcext:value-type="float">
            <text:p>9</text:p>
          </table:table-cell>
          <table:table-cell office:value-type="percentage" office:value="0.0229591836734694" calcext:value-type="percentage">
            <text:p>2,3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ing-instructions.title</text:p>
          </table:table-cell>
          <table:table-cell office:value-type="float" office:value="9" calcext:value-type="float">
            <text:p>9</text:p>
          </table:table-cell>
          <table:table-cell office:value-type="percentage" office:value="0.0229591836734694" calcext:value-type="percentage">
            <text:p>2,3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9" calcext:value-type="float">
            <text:p>9</text:p>
          </table:table-cell>
          <table:table-cell office:value-type="percentage" office:value="0.0229591836734694" calcext:value-type="percentage">
            <text:p>2,3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-files.path</text:p>
          </table:table-cell>
          <table:table-cell office:value-type="float" office:value="10" calcext:value-type="float">
            <text:p>10</text:p>
          </table:table-cell>
          <table:table-cell office:value-type="percentage" office:value="0.0255102040816327" calcext:value-type="percentage">
            <text:p>2,5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king-instructions.path</text:p>
          </table:table-cell>
          <table:table-cell office:value-type="float" office:value="10" calcext:value-type="float">
            <text:p>10</text:p>
          </table:table-cell>
          <table:table-cell office:value-type="percentage" office:value="0.0255102040816327" calcext:value-type="percentage">
            <text:p>2,5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5</text:p>
          </table:table-cell>
          <table:table-cell office:value-type="float" office:value="11" calcext:value-type="float">
            <text:p>11</text:p>
          </table:table-cell>
          <table:table-cell office:value-type="percentage" office:value="0.0280612244897959" calcext:value-type="percentage">
            <text:p>2,8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e.software</text:p>
          </table:table-cell>
          <table:table-cell office:value-type="float" office:value="13" calcext:value-type="float">
            <text:p>13</text:p>
          </table:table-cell>
          <table:table-cell office:value-type="percentage" office:value="0.0331632653061224" calcext:value-type="percentage">
            <text:p>3,3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email</text:p>
          </table:table-cell>
          <table:table-cell office:value-type="float" office:value="13" calcext:value-type="float">
            <text:p>13</text:p>
          </table:table-cell>
          <table:table-cell office:value-type="percentage" office:value="0.0331632653061224" calcext:value-type="percentage">
            <text:p>3,3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social.platform</text:p>
          </table:table-cell>
          <table:table-cell office:value-type="float" office:value="14" calcext:value-type="float">
            <text:p>14</text:p>
          </table:table-cell>
          <table:table-cell office:value-type="percentage" office:value="0.0357142857142857" calcext:value-type="percentage">
            <text:p>3,5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social.user-handle</text:p>
          </table:table-cell>
          <table:table-cell office:value-type="float" office:value="14" calcext:value-type="float">
            <text:p>14</text:p>
          </table:table-cell>
          <table:table-cell office:value-type="percentage" office:value="0.0357142857142857" calcext:value-type="percentage">
            <text:p>3,5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e.hardware</text:p>
          </table:table-cell>
          <table:table-cell office:value-type="float" office:value="15" calcext:value-type="float">
            <text:p>15</text:p>
          </table:table-cell>
          <table:table-cell office:value-type="percentage" office:value="0.038265306122449" calcext:value-type="percentage">
            <text:p>3,8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or.email</text:p>
          </table:table-cell>
          <table:table-cell office:value-type="float" office:value="15" calcext:value-type="float">
            <text:p>15</text:p>
          </table:table-cell>
          <table:table-cell office:value-type="percentage" office:value="0.038265306122449" calcext:value-type="percentage">
            <text:p>3,8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5" calcext:value-type="float">
            <text:p>15</text:p>
          </table:table-cell>
          <table:table-cell office:value-type="percentage" office:value="0.038265306122449" calcext:value-type="percentage">
            <text:p>3,8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or.affiliation</text:p>
          </table:table-cell>
          <table:table-cell office:value-type="float" office:value="16" calcext:value-type="float">
            <text:p>16</text:p>
          </table:table-cell>
          <table:table-cell office:value-type="percentage" office:value="0.0408163265306122" calcext:value-type="percentage">
            <text:p>4,08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email</text:p>
          </table:table-cell>
          <table:table-cell office:value-type="float" office:value="17" calcext:value-type="float">
            <text:p>17</text:p>
          </table:table-cell>
          <table:table-cell office:value-type="percentage" office:value="0.0433673469387755" calcext:value-type="percentage">
            <text:p>4,3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elopment-stage</text:p>
          </table:table-cell>
          <table:table-cell office:value-type="float" office:value="17" calcext:value-type="float">
            <text:p>17</text:p>
          </table:table-cell>
          <table:table-cell office:value-type="percentage" office:value="0.0433673469387755" calcext:value-type="percentage">
            <text:p>4,3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or.name</text:p>
          </table:table-cell>
          <table:table-cell office:value-type="float" office:value="19" calcext:value-type="float">
            <text:p>19</text:p>
          </table:table-cell>
          <table:table-cell office:value-type="percentage" office:value="0.048469387755102" calcext:value-type="percentage">
            <text:p>4,8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2</text:p>
          </table:table-cell>
          <table:table-cell office:value-type="float" office:value="19" calcext:value-type="float">
            <text:p>19</text:p>
          </table:table-cell>
          <table:table-cell office:value-type="percentage" office:value="0.048469387755102" calcext:value-type="percentage">
            <text:p>4,8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6</text:p>
          </table:table-cell>
          <table:table-cell office:value-type="float" office:value="19" calcext:value-type="float">
            <text:p>19</text:p>
          </table:table-cell>
          <table:table-cell office:value-type="percentage" office:value="0.048469387755102" calcext:value-type="percentage">
            <text:p>4,8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affiliation</text:p>
          </table:table-cell>
          <table:table-cell office:value-type="float" office:value="26" calcext:value-type="float">
            <text:p>26</text:p>
          </table:table-cell>
          <table:table-cell office:value-type="percentage" office:value="0.0663265306122449" calcext:value-type="percentage">
            <text:p>6,6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9</text:p>
          </table:table-cell>
          <table:table-cell office:value-type="float" office:value="34" calcext:value-type="float">
            <text:p>34</text:p>
          </table:table-cell>
          <table:table-cell office:value-type="percentage" office:value="0.086734693877551" calcext:value-type="percentage">
            <text:p>8,6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ject-link</text:p>
          </table:table-cell>
          <table:table-cell office:value-type="float" office:value="37" calcext:value-type="float">
            <text:p>37</text:p>
          </table:table-cell>
          <table:table-cell office:value-type="percentage" office:value="0.0943877551020408" calcext:value-type="percentage">
            <text:p>9,4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tors.name</text:p>
          </table:table-cell>
          <table:table-cell office:value-type="float" office:value="47" calcext:value-type="float">
            <text:p>47</text:p>
          </table:table-cell>
          <table:table-cell office:value-type="percentage" office:value="0.119897959183673" calcext:value-type="percentage">
            <text:p>11,9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2</text:p>
          </table:table-cell>
          <table:table-cell office:value-type="float" office:value="51" calcext:value-type="float">
            <text:p>51</text:p>
          </table:table-cell>
          <table:table-cell office:value-type="percentage" office:value="0.130102040816327" calcext:value-type="percentage">
            <text:p>13,01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3</text:p>
          </table:table-cell>
          <table:table-cell office:value-type="float" office:value="58" calcext:value-type="float">
            <text:p>58</text:p>
          </table:table-cell>
          <table:table-cell office:value-type="percentage" office:value="0.147959183673469" calcext:value-type="percentage">
            <text:p>14,8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0</text:p>
          </table:table-cell>
          <table:table-cell office:value-type="float" office:value="59" calcext:value-type="float">
            <text:p>59</text:p>
          </table:table-cell>
          <table:table-cell office:value-type="percentage" office:value="0.150510204081633" calcext:value-type="percentage">
            <text:p>15,0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11</text:p>
          </table:table-cell>
          <table:table-cell office:value-type="float" office:value="72" calcext:value-type="float">
            <text:p>72</text:p>
          </table:table-cell>
          <table:table-cell office:value-type="percentage" office:value="0.183673469387755" calcext:value-type="percentage">
            <text:p>18,3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able-development-goals.SDG 08</text:p>
          </table:table-cell>
          <table:table-cell office:value-type="float" office:value="128" calcext:value-type="float">
            <text:p>128</text:p>
          </table:table-cell>
          <table:table-cell office:value-type="percentage" office:value="0.326530612244898" calcext:value-type="percentage">
            <text:p>32,65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e-independently</text:p>
          </table:table-cell>
          <table:table-cell office:value-type="float" office:value="163" calcext:value-type="float">
            <text:p>163</text:p>
          </table:table-cell>
          <table:table-cell office:value-type="percentage" office:value="0.415816326530612" calcext:value-type="percentage">
            <text:p>41,58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affiliation</text:p>
          </table:table-cell>
          <table:table-cell office:value-type="float" office:value="220" calcext:value-type="float">
            <text:p>220</text:p>
          </table:table-cell>
          <table:table-cell office:value-type="percentage" office:value="0.561224489795918" calcext:value-type="percentage">
            <text:p>56,1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ded-use</text:p>
          </table:table-cell>
          <table:table-cell office:value-type="float" office:value="301" calcext:value-type="float">
            <text:p>301</text:p>
          </table:table-cell>
          <table:table-cell office:value-type="percentage" office:value="0.767857142857143" calcext:value-type="percentage">
            <text:p>76,7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words</text:p>
          </table:table-cell>
          <table:table-cell office:value-type="float" office:value="309" calcext:value-type="float">
            <text:p>309</text:p>
          </table:table-cell>
          <table:table-cell office:value-type="percentage" office:value="0.788265306122449" calcext:value-type="percentage">
            <text:p>78,8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346" calcext:value-type="float">
            <text:p>346</text:p>
          </table:table-cell>
          <table:table-cell office:value-type="percentage" office:value="0.88265306122449" calcext:value-type="percentage">
            <text:p>88,27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-published</text:p>
          </table:table-cell>
          <table:table-cell office:value-type="float" office:value="363" calcext:value-type="float">
            <text:p>363</text:p>
          </table:table-cell>
          <table:table-cell office:value-type="percentage" office:value="0.926020408163265" calcext:value-type="percentage">
            <text:p>92,6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-updated</text:p>
          </table:table-cell>
          <table:table-cell office:value-type="float" office:value="369" calcext:value-type="float">
            <text:p>369</text:p>
          </table:table-cell>
          <table:table-cell office:value-type="percentage" office:value="0.941326530612245" calcext:value-type="percentage">
            <text:p>94,1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.name</text:p>
          </table:table-cell>
          <table:table-cell office:value-type="float" office:value="380" calcext:value-type="float">
            <text:p>380</text:p>
          </table:table-cell>
          <table:table-cell office:value-type="percentage" office:value="0.969387755102041" calcext:value-type="percentage">
            <text:p>96,9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tion-language</text:p>
          </table:table-cell>
          <table:table-cell office:value-type="float" office:value="383" calcext:value-type="float">
            <text:p>383</text:p>
          </table:table-cell>
          <table:table-cell office:value-type="percentage" office:value="0.977040816326531" calcext:value-type="percentage">
            <text:p>97,7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387" calcext:value-type="float">
            <text:p>387</text:p>
          </table:table-cell>
          <table:table-cell office:value-type="percentage" office:value="0.987244897959184" calcext:value-type="percentage">
            <text:p>98,72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-created</text:p>
          </table:table-cell>
          <table:table-cell office:value-type="float" office:value="389" calcext:value-type="float">
            <text:p>389</text:p>
          </table:table-cell>
          <table:table-cell office:value-type="percentage" office:value="0.99234693877551" calcext:value-type="percentage">
            <text:p>99,23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cense.documentation</text:p>
          </table:table-cell>
          <table:table-cell office:value-type="float" office:value="390" calcext:value-type="float">
            <text:p>390</text:p>
          </table:table-cell>
          <table:table-cell office:value-type="percentage" office:value="0.994897959183673" calcext:value-type="percentage">
            <text:p>99,49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fest-author.affiliation</text:p>
          </table:table-cell>
          <table:table-cell office:value-type="float" office:value="391" calcext:value-type="float">
            <text:p>391</text:p>
          </table:table-cell>
          <table:table-cell office:value-type="percentage" office:value="0.997448979591837" calcext:value-type="percentage">
            <text:p>99,7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tion-home</text:p>
          </table:table-cell>
          <table:table-cell office:value-type="float" office:value="391" calcext:value-type="float">
            <text:p>391</text:p>
          </table:table-cell>
          <table:table-cell office:value-type="percentage" office:value="0.997448979591837" calcext:value-type="percentage">
            <text:p>99,74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fest-author.name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fest-author.email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fest-language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,00 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.00.0000</text:date>, <text:time style:data-style-name="N2" text:time-value="17:21:21.587276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9T17:23:56.172149727</dc:date>
    <dc:creator>Martin Häuer</dc:creator>
    <meta:editing-duration>P10DT17H56M17S</meta:editing-duration>
    <meta:editing-cycles>23</meta:editing-cycles>
    <meta:generator>LibreOffice/7.1.6.2.0$Linux_X86_64 LibreOffice_project/10$Build-2</meta:generator>
    <meta:document-statistic meta:table-count="1" meta:cell-count="237" meta:object-count="2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OKHv1-analysis'.A2:'OKHv1-analysis'.A77 'OKHv1-analysis'.C1:'OKHv1-analysis'.C77" chart:data-source-has-labels="both" svg:x="1.331cm" svg:y="0.18cm" svg:width="14.349cm" svg:height="7.659cm">
          <chart:coordinate-region svg:x="3.037cm" svg:y="0.379cm" svg:width="12.643cm" svg:height="7.261cm"/>
          <chart:axis chart:dimension="x" chart:name="primary-x" chart:style-name="ch3" chartooo:axis-type="auto">
            <chartooo:date-scale/>
            <chart:title svg:x="7.429cm" svg:y="8.019cm" chart:style-name="ch4">
              <text:p>metadata field</text:p>
            </chart:title>
            <chart:categories table:cell-range-address="'OKHv1-analysis'.A2:'OKHv1-analysis'.A77"/>
          </chart:axis>
          <chart:axis chart:dimension="y" chart:name="primary-y" chart:style-name="ch5">
            <chart:title svg:x="0.451cm" svg:y="5.442cm" chart:style-name="ch6">
              <text:p>relative occurrence</text:p>
            </chart:title>
            <chart:grid chart:style-name="ch7" chart:class="major"/>
          </chart:axis>
          <chart:series chart:style-name="ch8" chart:values-cell-range-address="'OKHv1-analysis'.C2:'OKHv1-analysis'.C77" chart:label-cell-address="'OKHv1-analysis'.C1:'OKHv1-analysis'.C1" chart:class="chart:bar"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'OKHv1-analysis'.C1:'OKHv1-analysi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intenance-instructions.path</text:p>
                <draw:g>
                  <svg:desc>'OKHv1-analysis'.A2:'OKHv1-analysis'.A77</svg:desc>
                </draw:g>
              </table:table-cell>
              <table:table-cell office:value-type="float" office:value="0.00255102040816327">
                <text:p>0.00255102040816327</text:p>
                <draw:g>
                  <svg:desc>'OKHv1-analysis'.C2:'OKHv1-analysis'.C77</svg:desc>
                </draw:g>
              </table:table-cell>
            </table:table-row>
            <table:table-row>
              <table:table-cell office:value-type="string">
                <text:p>derivative-of.title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derivative-of.web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contributors.social.platform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contributors.social.user-handle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sub.title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sub.web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sustainable-development-goals.SDG 01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licensor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making-instructions</text:p>
              </table:table-cell>
              <table:table-cell office:value-type="float" office:value="0.00255102040816327">
                <text:p>0.00255102040816327</text:p>
              </table:table-cell>
            </table:table-row>
            <table:table-row>
              <table:table-cell office:value-type="string">
                <text:p>sustainable-development-goals.SDG 14 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manufacturing-files.path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manufacturing-files.title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operating-instructions.title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tool-list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schematics.path</text:p>
              </table:table-cell>
              <table:table-cell office:value-type="float" office:value="0.0076530612244898">
                <text:p>0.0076530612244898</text:p>
              </table:table-cell>
            </table:table-row>
            <table:table-row>
              <table:table-cell office:value-type="string">
                <text:p>schematics.title</text:p>
              </table:table-cell>
              <table:table-cell office:value-type="float" office:value="0.0076530612244898">
                <text:p>0.0076530612244898</text:p>
              </table:table-cell>
            </table:table-row>
            <table:table-row>
              <table:table-cell office:value-type="string">
                <text:p>operating-instructions.path</text:p>
              </table:table-cell>
              <table:table-cell office:value-type="float" office:value="0.0076530612244898">
                <text:p>0.0076530612244898</text:p>
              </table:table-cell>
            </table:table-row>
            <table:table-row>
              <table:table-cell office:value-type="string">
                <text:p>health-safety-notice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string">
                <text:p>derivative-of</text:p>
              </table:table-cell>
              <table:table-cell office:value-type="float" office:value="0.0127551020408163">
                <text:p>0.0127551020408163</text:p>
              </table:table-cell>
            </table:table-row>
            <table:table-row>
              <table:table-cell office:value-type="string">
                <text:p>sustainable-development-goals.SDG 07</text:p>
              </table:table-cell>
              <table:table-cell office:value-type="float" office:value="0.0153061224489796">
                <text:p>0.0153061224489796</text:p>
              </table:table-cell>
            </table:table-row>
            <table:table-row>
              <table:table-cell office:value-type="string">
                <text:p>software.title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sustainable-development-goals.SDG 13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archive-download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design-files.title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sustainable-development-goals.SDG 04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software.path</text:p>
              </table:table-cell>
              <table:table-cell office:value-type="float" office:value="0.0229591836734694">
                <text:p>0.0229591836734694</text:p>
              </table:table-cell>
            </table:table-row>
            <table:table-row>
              <table:table-cell office:value-type="string">
                <text:p>making-instructions.title</text:p>
              </table:table-cell>
              <table:table-cell office:value-type="float" office:value="0.0229591836734694">
                <text:p>0.0229591836734694</text:p>
              </table:table-cell>
            </table:table-row>
            <table:table-row>
              <table:table-cell office:value-type="string">
                <text:p>bom</text:p>
              </table:table-cell>
              <table:table-cell office:value-type="float" office:value="0.0229591836734694">
                <text:p>0.0229591836734694</text:p>
              </table:table-cell>
            </table:table-row>
            <table:table-row>
              <table:table-cell office:value-type="string">
                <text:p>design-files.path</text:p>
              </table:table-cell>
              <table:table-cell office:value-type="float" office:value="0.0255102040816327">
                <text:p>0.0255102040816327</text:p>
              </table:table-cell>
            </table:table-row>
            <table:table-row>
              <table:table-cell office:value-type="string">
                <text:p>making-instructions.path</text:p>
              </table:table-cell>
              <table:table-cell office:value-type="float" office:value="0.0255102040816327">
                <text:p>0.0255102040816327</text:p>
              </table:table-cell>
            </table:table-row>
            <table:table-row>
              <table:table-cell office:value-type="string">
                <text:p>sustainable-development-goals.SDG 15</text:p>
              </table:table-cell>
              <table:table-cell office:value-type="float" office:value="0.0280612244897959">
                <text:p>0.0280612244897959</text:p>
              </table:table-cell>
            </table:table-row>
            <table:table-row>
              <table:table-cell office:value-type="string">
                <text:p>license.software</text:p>
              </table:table-cell>
              <table:table-cell office:value-type="float" office:value="0.0331632653061224">
                <text:p>0.0331632653061224</text:p>
              </table:table-cell>
            </table:table-row>
            <table:table-row>
              <table:table-cell office:value-type="string">
                <text:p>contributors.email</text:p>
              </table:table-cell>
              <table:table-cell office:value-type="float" office:value="0.0331632653061224">
                <text:p>0.0331632653061224</text:p>
              </table:table-cell>
            </table:table-row>
            <table:table-row>
              <table:table-cell office:value-type="string">
                <text:p>contact.social.platform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contact.social.user-handle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license.hardware</text:p>
              </table:table-cell>
              <table:table-cell office:value-type="float" office:value="0.038265306122449">
                <text:p>0.038265306122449</text:p>
              </table:table-cell>
            </table:table-row>
            <table:table-row>
              <table:table-cell office:value-type="string">
                <text:p>licensor.email</text:p>
              </table:table-cell>
              <table:table-cell office:value-type="float" office:value="0.038265306122449">
                <text:p>0.038265306122449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0.038265306122449">
                <text:p>0.038265306122449</text:p>
              </table:table-cell>
            </table:table-row>
            <table:table-row>
              <table:table-cell office:value-type="string">
                <text:p>licensor.affiliation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string">
                <text:p>contact.email</text:p>
              </table:table-cell>
              <table:table-cell office:value-type="float" office:value="0.0433673469387755">
                <text:p>0.0433673469387755</text:p>
              </table:table-cell>
            </table:table-row>
            <table:table-row>
              <table:table-cell office:value-type="string">
                <text:p>development-stage</text:p>
              </table:table-cell>
              <table:table-cell office:value-type="float" office:value="0.0433673469387755">
                <text:p>0.0433673469387755</text:p>
              </table:table-cell>
            </table:table-row>
            <table:table-row>
              <table:table-cell office:value-type="string">
                <text:p>licensor.name</text:p>
              </table:table-cell>
              <table:table-cell office:value-type="float" office:value="0.048469387755102">
                <text:p>0.048469387755102</text:p>
              </table:table-cell>
            </table:table-row>
            <table:table-row>
              <table:table-cell office:value-type="string">
                <text:p>sustainable-development-goals.SDG 02</text:p>
              </table:table-cell>
              <table:table-cell office:value-type="float" office:value="0.048469387755102">
                <text:p>0.048469387755102</text:p>
              </table:table-cell>
            </table:table-row>
            <table:table-row>
              <table:table-cell office:value-type="string">
                <text:p>sustainable-development-goals.SDG 06</text:p>
              </table:table-cell>
              <table:table-cell office:value-type="float" office:value="0.048469387755102">
                <text:p>0.048469387755102</text:p>
              </table:table-cell>
            </table:table-row>
            <table:table-row>
              <table:table-cell office:value-type="string">
                <text:p>contributors.affiliation</text:p>
              </table:table-cell>
              <table:table-cell office:value-type="float" office:value="0.0663265306122449">
                <text:p>0.0663265306122449</text:p>
              </table:table-cell>
            </table:table-row>
            <table:table-row>
              <table:table-cell office:value-type="string">
                <text:p>sustainable-development-goals.SDG 09</text:p>
              </table:table-cell>
              <table:table-cell office:value-type="float" office:value="0.086734693877551">
                <text:p>0.086734693877551</text:p>
              </table:table-cell>
            </table:table-row>
            <table:table-row>
              <table:table-cell office:value-type="string">
                <text:p>project-link</text:p>
              </table:table-cell>
              <table:table-cell office:value-type="float" office:value="0.0943877551020408">
                <text:p>0.0943877551020408</text:p>
              </table:table-cell>
            </table:table-row>
            <table:table-row>
              <table:table-cell office:value-type="string">
                <text:p>contributors.name</text:p>
              </table:table-cell>
              <table:table-cell office:value-type="float" office:value="0.119897959183673">
                <text:p>0.119897959183673</text:p>
              </table:table-cell>
            </table:table-row>
            <table:table-row>
              <table:table-cell office:value-type="string">
                <text:p>sustainable-development-goals.SDG 12</text:p>
              </table:table-cell>
              <table:table-cell office:value-type="float" office:value="0.130102040816327">
                <text:p>0.130102040816327</text:p>
              </table:table-cell>
            </table:table-row>
            <table:table-row>
              <table:table-cell office:value-type="string">
                <text:p>sustainable-development-goals.SDG 03</text:p>
              </table:table-cell>
              <table:table-cell office:value-type="float" office:value="0.147959183673469">
                <text:p>0.147959183673469</text:p>
              </table:table-cell>
            </table:table-row>
            <table:table-row>
              <table:table-cell office:value-type="string">
                <text:p>sustainable-development-goals.SDG 10</text:p>
              </table:table-cell>
              <table:table-cell office:value-type="float" office:value="0.150510204081633">
                <text:p>0.150510204081633</text:p>
              </table:table-cell>
            </table:table-row>
            <table:table-row>
              <table:table-cell office:value-type="string">
                <text:p>sustainable-development-goals.SDG 11</text:p>
              </table:table-cell>
              <table:table-cell office:value-type="float" office:value="0.183673469387755">
                <text:p>0.183673469387755</text:p>
              </table:table-cell>
            </table:table-row>
            <table:table-row>
              <table:table-cell office:value-type="string">
                <text:p>sustainable-development-goals.SDG 08</text:p>
              </table:table-cell>
              <table:table-cell office:value-type="float" office:value="0.326530612244898">
                <text:p>0.326530612244898</text:p>
              </table:table-cell>
            </table:table-row>
            <table:table-row>
              <table:table-cell office:value-type="string">
                <text:p>made-independently</text:p>
              </table:table-cell>
              <table:table-cell office:value-type="float" office:value="0.415816326530612">
                <text:p>0.415816326530612</text:p>
              </table:table-cell>
            </table:table-row>
            <table:table-row>
              <table:table-cell office:value-type="string">
                <text:p>contact.affiliation</text:p>
              </table:table-cell>
              <table:table-cell office:value-type="float" office:value="0.561224489795918">
                <text:p>0.561224489795918</text:p>
              </table:table-cell>
            </table:table-row>
            <table:table-row>
              <table:table-cell office:value-type="string">
                <text:p>intended-use</text:p>
              </table:table-cell>
              <table:table-cell office:value-type="float" office:value="0.767857142857143">
                <text:p>0.767857142857143</text:p>
              </table:table-cell>
            </table:table-row>
            <table:table-row>
              <table:table-cell office:value-type="string">
                <text:p>keywords</text:p>
              </table:table-cell>
              <table:table-cell office:value-type="float" office:value="0.788265306122449">
                <text:p>0.788265306122449</text:p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88265306122449">
                <text:p>0.88265306122449</text:p>
              </table:table-cell>
            </table:table-row>
            <table:table-row>
              <table:table-cell office:value-type="string">
                <text:p>date-published</text:p>
              </table:table-cell>
              <table:table-cell office:value-type="float" office:value="0.926020408163265">
                <text:p>0.926020408163265</text:p>
              </table:table-cell>
            </table:table-row>
            <table:table-row>
              <table:table-cell office:value-type="string">
                <text:p>date-updated</text:p>
              </table:table-cell>
              <table:table-cell office:value-type="float" office:value="0.941326530612245">
                <text:p>0.941326530612245</text:p>
              </table:table-cell>
            </table:table-row>
            <table:table-row>
              <table:table-cell office:value-type="string">
                <text:p>contact.name</text:p>
              </table:table-cell>
              <table:table-cell office:value-type="float" office:value="0.969387755102041">
                <text:p>0.969387755102041</text:p>
              </table:table-cell>
            </table:table-row>
            <table:table-row>
              <table:table-cell office:value-type="string">
                <text:p>documentation-language</text:p>
              </table:table-cell>
              <table:table-cell office:value-type="float" office:value="0.977040816326531">
                <text:p>0.977040816326531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0.987244897959184">
                <text:p>0.987244897959184</text:p>
              </table:table-cell>
            </table:table-row>
            <table:table-row>
              <table:table-cell office:value-type="string">
                <text:p>date-created</text:p>
              </table:table-cell>
              <table:table-cell office:value-type="float" office:value="0.99234693877551">
                <text:p>0.99234693877551</text:p>
              </table:table-cell>
            </table:table-row>
            <table:table-row>
              <table:table-cell office:value-type="string">
                <text:p>license.documentation</text:p>
              </table:table-cell>
              <table:table-cell office:value-type="float" office:value="0.994897959183673">
                <text:p>0.994897959183673</text:p>
              </table:table-cell>
            </table:table-row>
            <table:table-row>
              <table:table-cell office:value-type="string">
                <text:p>manifest-author.affiliation</text:p>
              </table:table-cell>
              <table:table-cell office:value-type="float" office:value="0.997448979591837">
                <text:p>0.997448979591837</text:p>
              </table:table-cell>
            </table:table-row>
            <table:table-row>
              <table:table-cell office:value-type="string">
                <text:p>documentation-home</text:p>
              </table:table-cell>
              <table:table-cell office:value-type="float" office:value="0.997448979591837">
                <text:p>0.997448979591837</text:p>
              </table:table-cell>
            </table:table-row>
            <table:table-row>
              <table:table-cell office:value-type="string">
                <text:p>manifest-author.na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ifest-author.ema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ifest-langu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47cm" svg:height="12.043cm" xlink:href=".." xlink:type="simple" chart:class="chart:bar" chart:style-name="ch1">
        <chart:plot-area chart:style-name="ch2" table:cell-range-address="'OKHv1-analysis'.A59:'OKHv1-analysis'.A77 'OKHv1-analysis'.C1:'OKHv1-analysis'.C1 'OKHv1-analysis'.C59:'OKHv1-analysis'.C77" chart:data-source-has-labels="both" svg:x="1.335cm" svg:y="0.24cm" svg:width="14.588cm" svg:height="10.582cm">
          <chart:coordinate-region svg:x="3.304cm" svg:y="0.24cm" svg:width="12.619cm" svg:height="7.121cm"/>
          <chart:axis chart:dimension="x" chart:name="primary-x" chart:style-name="ch3" chartooo:axis-type="auto">
            <chartooo:date-scale/>
            <chart:title svg:x="7.553cm" svg:y="11.062cm" chart:style-name="ch4">
              <text:p>metadata field</text:p>
            </chart:title>
            <chart:categories table:cell-range-address="'OKHv1-analysis'.A59:'OKHv1-analysis'.A77"/>
          </chart:axis>
          <chart:axis chart:dimension="y" chart:name="primary-y" chart:style-name="ch5">
            <chart:title svg:x="0.451cm" svg:y="6.964cm" chart:style-name="ch6">
              <text:p>relative occurrence</text:p>
            </chart:title>
            <chart:grid chart:style-name="ch7" chart:class="major"/>
          </chart:axis>
          <chart:series chart:style-name="ch8" chart:values-cell-range-address="'OKHv1-analysis'.C59:'OKHv1-analysis'.C77" chart:label-cell-address="'OKHv1-analysis'.C1:'OKHv1-analysis'.C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'OKHv1-analysis'.C1:'OKHv1-analysi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de-independently</text:p>
                <draw:g>
                  <svg:desc>'OKHv1-analysis'.A59:'OKHv1-analysis'.A77</svg:desc>
                </draw:g>
              </table:table-cell>
              <table:table-cell office:value-type="float" office:value="0.415816326530612">
                <text:p>0.415816326530612</text:p>
                <draw:g>
                  <svg:desc>'OKHv1-analysis'.C59:'OKHv1-analysis'.C77</svg:desc>
                </draw:g>
              </table:table-cell>
            </table:table-row>
            <table:table-row>
              <table:table-cell office:value-type="string">
                <text:p>contact.affiliation</text:p>
              </table:table-cell>
              <table:table-cell office:value-type="float" office:value="0.561224489795918">
                <text:p>0.561224489795918</text:p>
              </table:table-cell>
            </table:table-row>
            <table:table-row>
              <table:table-cell office:value-type="string">
                <text:p>intended-use</text:p>
              </table:table-cell>
              <table:table-cell office:value-type="float" office:value="0.767857142857143">
                <text:p>0.767857142857143</text:p>
              </table:table-cell>
            </table:table-row>
            <table:table-row>
              <table:table-cell office:value-type="string">
                <text:p>keywords</text:p>
              </table:table-cell>
              <table:table-cell office:value-type="float" office:value="0.788265306122449">
                <text:p>0.788265306122449</text:p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88265306122449">
                <text:p>0.88265306122449</text:p>
              </table:table-cell>
            </table:table-row>
            <table:table-row>
              <table:table-cell office:value-type="string">
                <text:p>date-published</text:p>
              </table:table-cell>
              <table:table-cell office:value-type="float" office:value="0.926020408163265">
                <text:p>0.926020408163265</text:p>
              </table:table-cell>
            </table:table-row>
            <table:table-row>
              <table:table-cell office:value-type="string">
                <text:p>date-updated</text:p>
              </table:table-cell>
              <table:table-cell office:value-type="float" office:value="0.941326530612245">
                <text:p>0.941326530612245</text:p>
              </table:table-cell>
            </table:table-row>
            <table:table-row>
              <table:table-cell office:value-type="string">
                <text:p>contact.name</text:p>
              </table:table-cell>
              <table:table-cell office:value-type="float" office:value="0.969387755102041">
                <text:p>0.969387755102041</text:p>
              </table:table-cell>
            </table:table-row>
            <table:table-row>
              <table:table-cell office:value-type="string">
                <text:p>documentation-language</text:p>
              </table:table-cell>
              <table:table-cell office:value-type="float" office:value="0.977040816326531">
                <text:p>0.977040816326531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0.987244897959184">
                <text:p>0.987244897959184</text:p>
              </table:table-cell>
            </table:table-row>
            <table:table-row>
              <table:table-cell office:value-type="string">
                <text:p>date-created</text:p>
              </table:table-cell>
              <table:table-cell office:value-type="float" office:value="0.99234693877551">
                <text:p>0.99234693877551</text:p>
              </table:table-cell>
            </table:table-row>
            <table:table-row>
              <table:table-cell office:value-type="string">
                <text:p>license.documentation</text:p>
              </table:table-cell>
              <table:table-cell office:value-type="float" office:value="0.994897959183673">
                <text:p>0.994897959183673</text:p>
              </table:table-cell>
            </table:table-row>
            <table:table-row>
              <table:table-cell office:value-type="string">
                <text:p>manifest-author.affiliation</text:p>
              </table:table-cell>
              <table:table-cell office:value-type="float" office:value="0.997448979591837">
                <text:p>0.997448979591837</text:p>
              </table:table-cell>
            </table:table-row>
            <table:table-row>
              <table:table-cell office:value-type="string">
                <text:p>documentation-home</text:p>
              </table:table-cell>
              <table:table-cell office:value-type="float" office:value="0.997448979591837">
                <text:p>0.997448979591837</text:p>
              </table:table-cell>
            </table:table-row>
            <table:table-row>
              <table:table-cell office:value-type="string">
                <text:p>manifest-author.nam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ifest-author.emai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ifest-langu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